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aladea" svg:font-family="Caladea"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1pt" officeooo:paragraph-rsid="004c1294" style:font-size-asian="11pt" style:font-size-complex="11pt"/>
    </style:style>
    <style:style style:name="P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4"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rsid="00276427" officeooo:paragraph-rsid="008f180f"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 style:font-size-complex="11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a694" style:font-size-asian="11pt" style:language-asian="tr" style:country-asian="TR" style:font-weight-asian="normal" style:font-name-complex="Times New Roman" style:font-size-complex="11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2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26"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2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2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a43a1d" style:font-size-asian="11pt" style:font-size-complex="11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 style:font-size-complex="11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a43a1d" style:font-size-asian="11pt" style:font-size-complex="11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 style:font-size-complex="11pt"/>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 style:font-size-complex="11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 style:font-size-complex="11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 style:font-size-complex="11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paragraph-rsid="00a43a1d"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rsid="0055ae5c"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6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6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6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6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69" style:family="paragraph" style:parent-style-name="Footer">
      <style:text-properties officeooo:rsid="0045a579" officeooo:paragraph-rsid="009100a2"/>
    </style:style>
    <style:style style:name="P70"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276427" officeooo:paragraph-rsid="004e8cf1" style:font-size-asian="11pt" style:font-weight-asian="normal" style:font-name-complex="Times New Roman1" style:font-size-complex="11pt" style:font-weight-complex="normal"/>
    </style:style>
    <style:style style:name="P71"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72"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7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a43a1d" officeooo:paragraph-rsid="00a43a1d" style:font-size-asian="11pt" style:language-asian="tr" style:country-asian="TR" style:font-weight-asian="normal" style:font-name-complex="Times New Roman" style:font-size-complex="11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a43a1d"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fo:font-weight="normal" officeooo:rsid="006fa4e9" style:language-asian="tr" style:country-asian="TR" style:font-weight-asian="normal" style:font-weight-complex="normal"/>
    </style:style>
    <style:style style:name="T20" style:family="text">
      <style:text-properties officeooo:rsid="00172ad1"/>
    </style:style>
    <style:style style:name="T21" style:family="text">
      <style:text-properties officeooo:rsid="00191904"/>
    </style:style>
    <style:style style:name="T22" style:family="text">
      <style:text-properties officeooo:rsid="001b7644"/>
    </style:style>
    <style:style style:name="T23" style:family="text">
      <style:text-properties officeooo:rsid="001cc920"/>
    </style:style>
    <style:style style:name="T24" style:family="text">
      <style:text-properties officeooo:rsid="001e1f00"/>
    </style:style>
    <style:style style:name="T25" style:family="text">
      <style:text-properties fo:font-weight="bold" style:font-weight-asian="bold" style:font-weight-complex="bold"/>
    </style:style>
    <style:style style:name="T26" style:family="text">
      <style:text-properties fo:font-weight="bold" officeooo:rsid="0024c625" style:font-weight-asian="bold" style:font-weight-complex="bold"/>
    </style:style>
    <style:style style:name="T27" style:family="text">
      <style:text-properties fo:font-weight="bold" officeooo:rsid="002572b2" style:font-weight-asian="bold" style:font-weight-complex="bold"/>
    </style:style>
    <style:style style:name="T28" style:family="text">
      <style:text-properties fo:font-weight="bold" officeooo:rsid="00275b19" style:font-weight-asian="bold" style:font-weight-complex="bold"/>
    </style:style>
    <style:style style:name="T29" style:family="text">
      <style:text-properties fo:font-weight="bold" officeooo:rsid="00298cb2" style:font-weight-asian="bold" style:font-weight-complex="bold"/>
    </style:style>
    <style:style style:name="T30" style:family="text">
      <style:text-properties fo:font-weight="bold" officeooo:rsid="002a4e45" style:font-weight-asian="bold" style:font-weight-complex="bold"/>
    </style:style>
    <style:style style:name="T31" style:family="text">
      <style:text-properties fo:font-weight="bold" officeooo:rsid="0043c25c" style:font-weight-asian="bold" style:font-weight-complex="bold"/>
    </style:style>
    <style:style style:name="T32" style:family="text">
      <style:text-properties fo:font-weight="bold" officeooo:rsid="004419e8" style:font-weight-asian="bold" style:font-weight-complex="bold"/>
    </style:style>
    <style:style style:name="T33" style:family="text">
      <style:text-properties fo:font-weight="bold" officeooo:rsid="00443595" style:font-weight-asian="bold" style:font-weight-complex="bold"/>
    </style:style>
    <style:style style:name="T34" style:family="text">
      <style:text-properties fo:font-weight="bold" officeooo:rsid="00455e00" style:font-weight-asian="bold" style:font-weight-complex="bold"/>
    </style:style>
    <style:style style:name="T35" style:family="text">
      <style:text-properties fo:font-weight="bold" officeooo:rsid="00a1fb85"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3b129e" style:language-asian="tr" style:country-asian="TR" style:font-weight-asian="bold" style:font-name-complex="Times New Roman" style:font-weight-complex="bold"/>
    </style:style>
    <style:style style:name="T41" style:family="text">
      <style:text-properties fo:font-weight="bold" officeooo:rsid="009100a2" style:language-asian="tr" style:country-asian="TR" style:font-weight-asian="bold" style:font-name-complex="Times New Roman" style:font-weight-complex="bold"/>
    </style:style>
    <style:style style:name="T42" style:family="text">
      <style:text-properties fo:font-weight="bold" officeooo:rsid="0083f865" style:language-asian="tr" style:country-asian="TR" style:font-weight-asian="bold" style:font-name-complex="Times New Roman" style:font-weight-complex="bold"/>
    </style:style>
    <style:style style:name="T43" style:family="text">
      <style:text-properties fo:font-weight="bold" officeooo:rsid="00632b9b" style:language-asian="tr" style:country-asian="TR" style:font-weight-asian="bold" style:font-name-complex="Times New Roman" style:font-weight-complex="bold"/>
    </style:style>
    <style:style style:name="T44" style:family="text">
      <style:text-properties fo:font-weight="bold" officeooo:rsid="008f180f" style:language-asian="tr" style:country-asian="TR" style:font-weight-asian="bold" style:font-name-complex="Times New Roman" style:font-weight-complex="bold"/>
    </style:style>
    <style:style style:name="T45" style:family="text">
      <style:text-properties fo:font-weight="bold" officeooo:rsid="00821128" style:language-asian="tr" style:country-asian="TR" style:font-weight-asian="bold" style:font-name-complex="Times New Roman" style:font-weight-complex="bold"/>
    </style:style>
    <style:style style:name="T46" style:family="text">
      <style:text-properties fo:font-weight="bold" officeooo:rsid="007e3d08" style:language-asian="tr" style:country-asian="TR" style:font-weight-asian="bold" style:font-name-complex="Times New Roman" style:font-weight-complex="bold"/>
    </style:style>
    <style:style style:name="T47" style:family="text">
      <style:text-properties fo:font-weight="bold" officeooo:rsid="00875977" style:language-asian="tr" style:country-asian="TR" style:font-weight-asian="bold" style:font-name-complex="Times New Roman" style:font-weight-complex="bold"/>
    </style:style>
    <style:style style:name="T48" style:family="text">
      <style:text-properties fo:font-weight="bold" officeooo:rsid="007ab96d" style:language-asian="tr" style:country-asian="TR" style:font-weight-asian="bold" style:font-name-complex="Times New Roman" style:font-weight-complex="bold"/>
    </style:style>
    <style:style style:name="T49" style:family="text">
      <style:text-properties fo:font-weight="bold" officeooo:rsid="0078c540" style:language-asian="tr" style:country-asian="TR" style:font-weight-asian="bold" style:font-name-complex="Times New Roman" style:font-weight-complex="bold"/>
    </style:style>
    <style:style style:name="T50" style:family="text">
      <style:text-properties fo:font-weight="bold" officeooo:rsid="008fbb17" style:language-asian="tr" style:country-asian="TR" style:font-weight-asian="bold" style:font-name-complex="Times New Roman" style:font-weight-complex="bold"/>
    </style:style>
    <style:style style:name="T51" style:family="text">
      <style:text-properties fo:font-weight="bold" officeooo:rsid="009ada1a" style:language-asian="tr" style:country-asian="TR" style:font-weight-asian="bold" style:font-name-complex="Times New Roman" style:font-weight-complex="bold"/>
    </style:style>
    <style:style style:name="T52" style:family="text">
      <style:text-properties fo:font-weight="bold" officeooo:rsid="009ca694" style:language-asian="tr" style:country-asian="TR" style:font-weight-asian="bold" style:font-name-complex="Times New Roman" style:font-weight-complex="bold"/>
    </style:style>
    <style:style style:name="T53" style:family="text">
      <style:text-properties fo:font-weight="bold" officeooo:rsid="00a1fb85" style:language-asian="tr" style:country-asian="TR" style:font-weight-asian="bold" style:font-name-complex="Times New Roman" style:font-weight-complex="bold"/>
    </style:style>
    <style:style style:name="T54" style:family="text">
      <style:text-properties fo:font-weight="bold" officeooo:rsid="00a43a1d" style:language-asian="tr" style:country-asian="TR" style:font-weight-asian="bold" style:font-name-complex="Times New Roman" style:font-weight-complex="bold"/>
    </style:style>
    <style:style style:name="T55" style:family="text">
      <style:text-properties fo:font-weight="bold" officeooo:rsid="00a6640f" style:language-asian="tr" style:country-asian="TR" style:font-weight-asian="bold" style:font-name-complex="Times New Roman" style:font-weight-complex="bold"/>
    </style:style>
    <style:style style:name="T56" style:family="text">
      <style:text-properties fo:letter-spacing="0.011cm"/>
    </style:style>
    <style:style style:name="T57" style:family="text">
      <style:text-properties officeooo:rsid="001f62ef"/>
    </style:style>
    <style:style style:name="T58" style:family="text">
      <style:text-properties officeooo:rsid="0023f1ec"/>
    </style:style>
    <style:style style:name="T59" style:family="text">
      <style:text-properties officeooo:rsid="0024c625"/>
    </style:style>
    <style:style style:name="T60" style:family="text">
      <style:text-properties fo:font-style="normal" fo:font-weight="bold" officeooo:rsid="00172ad1" style:font-style-asian="normal" style:font-weight-asian="bold" style:font-name-complex="Times New Roman1" style:font-weight-complex="bold"/>
    </style:style>
    <style:style style:name="T61" style:family="text">
      <style:text-properties fo:font-style="normal" fo:font-weight="bold" officeooo:rsid="002572b2" style:font-style-asian="normal" style:font-weight-asian="bold" style:font-name-complex="Times New Roman1" style:font-weight-complex="bold"/>
    </style:style>
    <style:style style:name="T62" style:family="text">
      <style:text-properties fo:font-style="normal" fo:font-weight="bold" officeooo:rsid="005192be" style:font-style-asian="normal" style:font-weight-asian="bold" style:font-name-complex="Times New Roman1" style:font-weight-complex="bold"/>
    </style:style>
    <style:style style:name="T63" style:family="text">
      <style:text-properties fo:font-style="normal" fo:font-weight="bold" officeooo:rsid="00632b9b" style:font-style-asian="normal" style:font-weight-asian="bold" style:font-name-complex="Times New Roman1" style:font-weight-complex="bold"/>
    </style:style>
    <style:style style:name="T64" style:family="text">
      <style:text-properties fo:font-style="normal" fo:font-weight="bold" officeooo:rsid="00821128" style:font-style-asian="normal" style:font-weight-asian="bold" style:font-name-complex="Times New Roman1" style:font-weight-complex="bold"/>
    </style:style>
    <style:style style:name="T65" style:family="text">
      <style:text-properties fo:font-style="normal" fo:font-weight="bold" officeooo:rsid="009100a2" style:font-style-asian="normal" style:font-weight-asian="bold" style:font-name-complex="Times New Roman1" style:font-weight-complex="bold"/>
    </style:style>
    <style:style style:name="T66" style:family="text">
      <style:text-properties fo:font-style="normal" fo:font-weight="bold" officeooo:rsid="006fa4e9" style:font-style-asian="normal" style:font-weight-asian="bold" style:font-name-complex="Times New Roman1" style:font-weight-complex="bold"/>
    </style:style>
    <style:style style:name="T67" style:family="text">
      <style:text-properties fo:font-style="normal" fo:font-weight="bold" officeooo:rsid="00a1fb85" style:font-style-asian="normal" style:font-weight-asian="bold" style:font-name-complex="Times New Roman1" style:font-weight-complex="bold"/>
    </style:style>
    <style:style style:name="T68" style:family="text">
      <style:text-properties fo:font-style="normal" fo:font-weight="bold" officeooo:rsid="00a43a1d" style:font-style-asian="normal" style:font-weight-asian="bold" style:font-name-complex="Times New Roman1" style:font-weight-complex="bold"/>
    </style:style>
    <style:style style:name="T69" style:family="text">
      <style:text-properties fo:font-style="normal" fo:font-weight="bold" style:font-style-asian="normal" style:font-weight-asian="bold" style:font-name-complex="Times New Roman1" style:font-weight-complex="normal"/>
    </style:style>
    <style:style style:name="T70" style:family="text">
      <style:text-properties fo:font-style="normal" fo:font-weight="bold" officeooo:rsid="0024c625" style:font-style-asian="normal" style:font-weight-asian="bold" style:font-name-complex="Times New Roman1" style:font-weight-complex="normal"/>
    </style:style>
    <style:style style:name="T71" style:family="text">
      <style:text-properties fo:font-style="normal" fo:font-weight="bold" officeooo:rsid="002572b2" style:font-style-asian="normal" style:font-weight-asian="bold" style:font-name-complex="Times New Roman1" style:font-weight-complex="normal"/>
    </style:style>
    <style:style style:name="T72" style:family="text">
      <style:text-properties fo:font-style="normal" fo:font-weight="bold" officeooo:rsid="00275b19" style:font-style-asian="normal" style:font-weight-asian="bold" style:font-name-complex="Times New Roman1" style:font-weight-complex="normal"/>
    </style:style>
    <style:style style:name="T73" style:family="text">
      <style:text-properties fo:font-style="normal" fo:font-weight="bold" officeooo:rsid="00298cb2" style:font-style-asian="normal" style:font-weight-asian="bold" style:font-name-complex="Times New Roman1" style:font-weight-complex="normal"/>
    </style:style>
    <style:style style:name="T74" style:family="text">
      <style:text-properties fo:font-style="normal" fo:font-weight="bold" officeooo:rsid="002a4e45" style:font-style-asian="normal" style:font-weight-asian="bold" style:font-name-complex="Times New Roman1" style:font-weight-complex="normal"/>
    </style:style>
    <style:style style:name="T75" style:family="text">
      <style:text-properties fo:font-style="normal" fo:font-weight="bold" officeooo:rsid="005192be" style:font-style-asian="normal" style:font-weight-asian="bold" style:font-name-complex="Times New Roman1" style:font-weight-complex="normal"/>
    </style:style>
    <style:style style:name="T76" style:family="text">
      <style:text-properties fo:font-style="normal" fo:font-weight="normal" style:font-style-asian="normal" style:font-weight-asian="normal" style:font-name-complex="Times New Roman1" style:font-weight-complex="normal"/>
    </style:style>
    <style:style style:name="T77" style:family="text">
      <style:text-properties fo:font-style="normal" fo:font-weight="normal" officeooo:rsid="00172ad1" style:font-style-asian="normal" style:font-weight-asian="normal" style:font-name-complex="Times New Roman1" style:font-weight-complex="normal"/>
    </style:style>
    <style:style style:name="T78" style:family="text">
      <style:text-properties fo:font-style="normal" fo:font-weight="normal" officeooo:rsid="00275b19" style:font-style-asian="normal" style:font-weight-asian="normal" style:font-name-complex="Times New Roman1" style:font-weight-complex="normal"/>
    </style:style>
    <style:style style:name="T79" style:family="text">
      <style:text-properties fo:font-style="normal" fo:font-weight="normal" officeooo:rsid="0023f1ec" style:font-style-asian="normal" style:font-weight-asian="normal" style:font-name-complex="Times New Roman1" style:font-weight-complex="normal"/>
    </style:style>
    <style:style style:name="T80" style:family="text">
      <style:text-properties fo:font-style="normal" fo:font-weight="normal" officeooo:rsid="0043c25c" style:font-style-asian="normal" style:font-weight-asian="normal" style:font-name-complex="Times New Roman1" style:font-weight-complex="normal"/>
    </style:style>
    <style:style style:name="T81" style:family="text">
      <style:text-properties fo:font-style="normal" fo:font-weight="normal" officeooo:rsid="002572b2" style:font-style-asian="normal" style:font-weight-asian="normal" style:font-name-complex="Times New Roman1" style:font-weight-complex="normal"/>
    </style:style>
    <style:style style:name="T82" style:family="text">
      <style:text-properties fo:font-style="normal" fo:font-weight="normal" officeooo:rsid="00455e00" style:font-style-asian="normal" style:font-weight-asian="normal" style:font-name-complex="Times New Roman1" style:font-weight-complex="normal"/>
    </style:style>
    <style:style style:name="T83" style:family="text">
      <style:text-properties fo:font-style="normal" fo:font-weight="normal" officeooo:rsid="0047d350" style:font-style-asian="normal" style:font-weight-asian="normal" style:font-name-complex="Times New Roman1" style:font-weight-complex="normal"/>
    </style:style>
    <style:style style:name="T84" style:family="text">
      <style:text-properties fo:font-style="normal" fo:font-weight="normal" officeooo:rsid="007390b8" style:font-style-asian="normal" style:font-weight-asian="normal" style:font-name-complex="Times New Roman1" style:font-weight-complex="normal"/>
    </style:style>
    <style:style style:name="T85" style:family="text">
      <style:text-properties fo:font-style="normal" style:font-style-asian="normal" style:font-name-complex="Times New Roman1" style:font-weight-complex="normal"/>
    </style:style>
    <style:style style:name="T86" style:family="text">
      <style:text-properties fo:font-style="normal" officeooo:rsid="00172ad1" style:font-style-asian="normal" style:font-name-complex="Times New Roman1" style:font-weight-complex="normal"/>
    </style:style>
    <style:style style:name="T87" style:family="text">
      <style:text-properties fo:font-style="normal" officeooo:rsid="00275b19" style:font-style-asian="normal" style:font-name-complex="Times New Roman1" style:font-weight-complex="normal"/>
    </style:style>
    <style:style style:name="T88" style:family="text">
      <style:text-properties fo:font-style="normal" officeooo:rsid="0024c625" style:font-style-asian="normal" style:font-name-complex="Times New Roman1" style:font-weight-complex="normal"/>
    </style:style>
    <style:style style:name="T89" style:family="text">
      <style:text-properties fo:font-style="normal" officeooo:rsid="0043c25c" style:font-style-asian="normal" style:font-name-complex="Times New Roman1" style:font-weight-complex="normal"/>
    </style:style>
    <style:style style:name="T90" style:family="text">
      <style:text-properties fo:font-style="normal" style:language-asian="tr" style:country-asian="TR" style:font-style-asian="normal" style:font-name-complex="Times New Roman" style:font-weight-complex="normal"/>
    </style:style>
    <style:style style:name="T91" style:family="text">
      <style:text-properties fo:font-style="normal" officeooo:rsid="00496a67" style:language-asian="tr" style:country-asian="TR" style:font-style-asian="normal" style:font-name-complex="Times New Roman" style:font-weight-complex="normal"/>
    </style:style>
    <style:style style:name="T92" style:family="text">
      <style:text-properties fo:font-style="normal" officeooo:rsid="00443595" style:language-asian="tr" style:country-asian="TR" style:font-style-asian="normal" style:font-name-complex="Times New Roman" style:font-weight-complex="normal"/>
    </style:style>
    <style:style style:name="T93" style:family="text">
      <style:text-properties fo:font-style="normal" officeooo:rsid="003d13be" style:language-asian="tr" style:country-asian="TR" style:font-style-asian="normal" style:font-name-complex="Times New Roman" style:font-weight-complex="normal"/>
    </style:style>
    <style:style style:name="T94" style:family="text">
      <style:text-properties fo:font-style="normal" officeooo:rsid="003b129e" style:language-asian="tr" style:country-asian="TR" style:font-style-asian="normal" style:font-name-complex="Times New Roman" style:font-weight-complex="normal"/>
    </style:style>
    <style:style style:name="T95" style:family="text">
      <style:text-properties fo:font-style="normal" officeooo:rsid="003c9814" style:language-asian="tr" style:country-asian="TR" style:font-style-asian="normal" style:font-name-complex="Times New Roman" style:font-weight-complex="normal"/>
    </style:style>
    <style:style style:name="T96" style:family="text">
      <style:text-properties fo:font-style="normal" officeooo:rsid="0056ecfa" style:language-asian="tr" style:country-asian="TR" style:font-style-asian="normal" style:font-name-complex="Times New Roman" style:font-weight-complex="normal"/>
    </style:style>
    <style:style style:name="T97" style:family="text">
      <style:text-properties fo:font-style="normal" officeooo:rsid="007e3d08" style:language-asian="tr" style:country-asian="TR" style:font-style-asian="normal" style:font-name-complex="Times New Roman" style:font-weight-complex="normal"/>
    </style:style>
    <style:style style:name="T98" style:family="text">
      <style:text-properties fo:font-style="normal" officeooo:rsid="008f180f" style:language-asian="tr" style:country-asian="TR" style:font-style-asian="normal" style:font-name-complex="Times New Roman" style:font-weight-complex="normal"/>
    </style:style>
    <style:style style:name="T99" style:family="text">
      <style:text-properties fo:font-style="normal" officeooo:rsid="00a43a1d" style:language-asian="tr" style:country-asian="TR" style:font-style-asian="normal" style:font-name-complex="Times New Roman" style:font-weight-complex="normal"/>
    </style:style>
    <style:style style:name="T100" style:family="text">
      <style:text-properties fo:font-style="normal" officeooo:rsid="00a6640f" style:language-asian="tr" style:country-asian="TR" style:font-style-asian="normal" style:font-name-complex="Times New Roman" style:font-weight-complex="normal"/>
    </style:style>
    <style:style style:name="T101"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2" style:family="text">
      <style:text-properties fo:language="tr" fo:country="TR" fo:font-weight="bold" style:font-weight-asian="bold" style:font-name-complex="Times New Roman1" style:font-weight-complex="bold"/>
    </style:style>
    <style:style style:name="T103" style:family="text">
      <style:text-properties fo:language="tr" fo:country="TR" fo:font-weight="bold" officeooo:rsid="0024c625" style:font-weight-asian="bold" style:font-name-complex="Times New Roman1" style:font-weight-complex="bold"/>
    </style:style>
    <style:style style:name="T104" style:family="text">
      <style:text-properties fo:language="tr" fo:country="TR" fo:font-weight="bold" officeooo:rsid="0043c25c" style:font-weight-asian="bold" style:font-name-complex="Times New Roman1" style:font-weight-complex="bold"/>
    </style:style>
    <style:style style:name="T105" style:family="text">
      <style:text-properties fo:language="tr" fo:country="TR" fo:font-style="normal" fo:font-weight="bold" style:font-style-asian="normal" style:font-weight-asian="bold" style:font-name-complex="Times New Roman1" style:font-weight-complex="normal"/>
    </style:style>
    <style:style style:name="T106" style:family="text">
      <style:text-properties fo:language="tr" fo:country="TR" fo:font-style="normal" fo:font-weight="normal" style:font-style-asian="normal" style:font-weight-asian="normal" style:font-name-complex="Times New Roman1" style:font-weight-complex="normal"/>
    </style:style>
    <style:style style:name="T107" style:family="text">
      <style:text-properties fo:language="tr" fo:country="TR" fo:font-style="normal" fo:font-weight="normal" officeooo:rsid="004c1294" style:font-style-asian="normal" style:font-weight-asian="normal" style:font-name-complex="Times New Roman1" style:font-weight-complex="normal"/>
    </style:style>
    <style:style style:name="T108" style:family="text">
      <style:text-properties fo:language="tr" fo:country="TR" style:font-name-complex="Times New Roman1"/>
    </style:style>
    <style:style style:name="T109" style:family="text">
      <style:text-properties fo:language="tr" fo:country="TR" officeooo:rsid="00172ad1" style:font-name-complex="Times New Roman1"/>
    </style:style>
    <style:style style:name="T110" style:family="text">
      <style:text-properties fo:language="tr" fo:country="TR" officeooo:rsid="0043c25c" style:font-name-complex="Times New Roman1"/>
    </style:style>
    <style:style style:name="T111" style:family="text">
      <style:text-properties fo:language="tr" fo:country="TR" officeooo:rsid="004c1294" style:font-name-complex="Times New Roman1"/>
    </style:style>
    <style:style style:name="T112" style:family="text">
      <style:text-properties officeooo:rsid="002b0bb3"/>
    </style:style>
    <style:style style:name="T113" style:family="text">
      <style:text-properties style:language-asian="tr" style:country-asian="TR" style:font-name-complex="Times New Roman"/>
    </style:style>
    <style:style style:name="T114" style:family="text">
      <style:text-properties officeooo:rsid="00172ad1" style:language-asian="tr" style:country-asian="TR" style:font-name-complex="Times New Roman"/>
    </style:style>
    <style:style style:name="T115" style:family="text">
      <style:text-properties officeooo:rsid="002bcdb2" style:language-asian="tr" style:country-asian="TR" style:font-name-complex="Times New Roman"/>
    </style:style>
    <style:style style:name="T116" style:family="text">
      <style:text-properties officeooo:rsid="00310090" style:language-asian="tr" style:country-asian="TR" style:font-name-complex="Times New Roman"/>
    </style:style>
    <style:style style:name="T117" style:family="text">
      <style:text-properties officeooo:rsid="0033b636" style:language-asian="tr" style:country-asian="TR" style:font-name-complex="Times New Roman"/>
    </style:style>
    <style:style style:name="T118" style:family="text">
      <style:text-properties officeooo:rsid="003aa60a" style:language-asian="tr" style:country-asian="TR" style:font-name-complex="Times New Roman"/>
    </style:style>
    <style:style style:name="T119" style:family="text">
      <style:text-properties officeooo:rsid="0013e64a" style:language-asian="tr" style:country-asian="TR" style:font-name-complex="Times New Roman"/>
    </style:style>
    <style:style style:name="T120" style:family="text">
      <style:text-properties officeooo:rsid="003b129e" style:language-asian="tr" style:country-asian="TR" style:font-name-complex="Times New Roman"/>
    </style:style>
    <style:style style:name="T121" style:family="text">
      <style:text-properties officeooo:rsid="0022f6e7" style:language-asian="tr" style:country-asian="TR" style:font-name-complex="Times New Roman"/>
    </style:style>
    <style:style style:name="T122" style:family="text">
      <style:text-properties officeooo:rsid="003c9814" style:language-asian="tr" style:country-asian="TR" style:font-name-complex="Times New Roman"/>
    </style:style>
    <style:style style:name="T123" style:family="text">
      <style:text-properties officeooo:rsid="003d13be" style:language-asian="tr" style:country-asian="TR" style:font-name-complex="Times New Roman"/>
    </style:style>
    <style:style style:name="T124" style:family="text">
      <style:text-properties officeooo:rsid="003d6035" style:language-asian="tr" style:country-asian="TR" style:font-name-complex="Times New Roman"/>
    </style:style>
    <style:style style:name="T125" style:family="text">
      <style:text-properties officeooo:rsid="00467d30" style:language-asian="tr" style:country-asian="TR" style:font-name-complex="Times New Roman"/>
    </style:style>
    <style:style style:name="T126" style:family="text">
      <style:text-properties officeooo:rsid="004958df" style:language-asian="tr" style:country-asian="TR" style:font-name-complex="Times New Roman"/>
    </style:style>
    <style:style style:name="T127" style:family="text">
      <style:text-properties officeooo:rsid="004e8cf1" style:language-asian="tr" style:country-asian="TR" style:font-name-complex="Times New Roman"/>
    </style:style>
    <style:style style:name="T128" style:family="text">
      <style:text-properties officeooo:rsid="00455e00" style:language-asian="tr" style:country-asian="TR" style:font-name-complex="Times New Roman"/>
    </style:style>
    <style:style style:name="T129" style:family="text">
      <style:text-properties officeooo:rsid="001c4bd1" style:language-asian="tr" style:country-asian="TR" style:font-name-complex="Times New Roman"/>
    </style:style>
    <style:style style:name="T130" style:family="text">
      <style:text-properties officeooo:rsid="0047d350" style:language-asian="tr" style:country-asian="TR" style:font-name-complex="Times New Roman"/>
    </style:style>
    <style:style style:name="T131" style:family="text">
      <style:text-properties officeooo:rsid="0016608b" style:language-asian="tr" style:country-asian="TR" style:font-name-complex="Times New Roman"/>
    </style:style>
    <style:style style:name="T132" style:family="text">
      <style:text-properties officeooo:rsid="00348da0" style:language-asian="tr" style:country-asian="TR" style:font-name-complex="Times New Roman"/>
    </style:style>
    <style:style style:name="T133" style:family="text">
      <style:text-properties officeooo:rsid="006bae34" style:language-asian="tr" style:country-asian="TR" style:font-name-complex="Times New Roman"/>
    </style:style>
    <style:style style:name="T134" style:family="text">
      <style:text-properties officeooo:rsid="008f180f" style:language-asian="tr" style:country-asian="TR" style:font-name-complex="Times New Roman"/>
    </style:style>
    <style:style style:name="T135" style:family="text">
      <style:text-properties officeooo:rsid="0097ef5f" style:language-asian="tr" style:country-asian="TR" style:font-name-complex="Times New Roman"/>
    </style:style>
    <style:style style:name="T136" style:family="text">
      <style:text-properties officeooo:rsid="002b0bb3" style:language-asian="tr" style:country-asian="TR" style:font-name-complex="Times New Roman"/>
    </style:style>
    <style:style style:name="T137" style:family="text">
      <style:text-properties officeooo:rsid="001ab6fb" style:language-asian="tr" style:country-asian="TR" style:font-name-complex="Times New Roman"/>
    </style:style>
    <style:style style:name="T138" style:family="text">
      <style:text-properties officeooo:rsid="00875977" style:language-asian="tr" style:country-asian="TR" style:font-name-complex="Times New Roman"/>
    </style:style>
    <style:style style:name="T139" style:family="text">
      <style:text-properties officeooo:rsid="00512536" style:language-asian="tr" style:country-asian="TR" style:font-name-complex="Times New Roman"/>
    </style:style>
    <style:style style:name="T140" style:family="text">
      <style:text-properties officeooo:rsid="0013588f" style:language-asian="tr" style:country-asian="TR" style:font-name-complex="Times New Roman"/>
    </style:style>
    <style:style style:name="T141" style:family="text">
      <style:text-properties officeooo:rsid="00443595" style:language-asian="tr" style:country-asian="TR" style:font-name-complex="Times New Roman"/>
    </style:style>
    <style:style style:name="T142" style:family="text">
      <style:text-properties officeooo:rsid="0014c035" style:language-asian="tr" style:country-asian="TR" style:font-name-complex="Times New Roman"/>
    </style:style>
    <style:style style:name="T143" style:family="text">
      <style:text-properties officeooo:rsid="006fa4e9" style:language-asian="tr" style:country-asian="TR" style:font-name-complex="Times New Roman"/>
    </style:style>
    <style:style style:name="T144" style:family="text">
      <style:text-properties officeooo:rsid="004a1f33" style:language-asian="tr" style:country-asian="TR" style:font-name-complex="Times New Roman"/>
    </style:style>
    <style:style style:name="T145" style:family="text">
      <style:text-properties officeooo:rsid="005e4a91" style:language-asian="tr" style:country-asian="TR" style:font-name-complex="Times New Roman"/>
    </style:style>
    <style:style style:name="T146" style:family="text">
      <style:text-properties officeooo:rsid="00821128" style:language-asian="tr" style:country-asian="TR" style:font-name-complex="Times New Roman"/>
    </style:style>
    <style:style style:name="T147" style:family="text">
      <style:text-properties officeooo:rsid="007e3d08" style:language-asian="tr" style:country-asian="TR" style:font-name-complex="Times New Roman"/>
    </style:style>
    <style:style style:name="T148" style:family="text">
      <style:text-properties officeooo:rsid="009ed076" style:language-asian="tr" style:country-asian="TR" style:font-name-complex="Times New Roman"/>
    </style:style>
    <style:style style:name="T149" style:family="text">
      <style:text-properties officeooo:rsid="00a43a1d" style:language-asian="tr" style:country-asian="TR" style:font-name-complex="Times New Roman"/>
    </style:style>
    <style:style style:name="T150" style:family="text">
      <style:text-properties officeooo:rsid="00a6640f" style:language-asian="tr" style:country-asian="TR" style:font-name-complex="Times New Roman"/>
    </style:style>
    <style:style style:name="T151" style:family="text">
      <style:text-properties officeooo:rsid="00a7f9fb" style:language-asian="tr" style:country-asian="TR" style:font-name-complex="Times New Roman"/>
    </style:style>
    <style:style style:name="T152" style:family="text">
      <style:text-properties style:language-asian="tr" style:country-asian="TR" style:font-name-complex="Tahoma"/>
    </style:style>
    <style:style style:name="T153" style:family="text">
      <style:text-properties officeooo:rsid="003b129e" style:language-asian="tr" style:country-asian="TR" style:font-name-complex="Tahoma"/>
    </style:style>
    <style:style style:name="T154" style:family="text">
      <style:text-properties officeooo:rsid="004958df" style:language-asian="tr" style:country-asian="TR" style:font-name-complex="Tahoma"/>
    </style:style>
    <style:style style:name="T155" style:family="text">
      <style:text-properties officeooo:rsid="006bae34" style:language-asian="tr" style:country-asian="TR" style:font-name-complex="Tahoma"/>
    </style:style>
    <style:style style:name="T156" style:family="text">
      <style:text-properties officeooo:rsid="00374a74" style:language-asian="tr" style:country-asian="TR"/>
    </style:style>
    <style:style style:name="T157" style:family="text">
      <style:text-properties officeooo:rsid="0014a809" style:language-asian="tr" style:country-asian="TR"/>
    </style:style>
    <style:style style:name="T158" style:family="text">
      <style:text-properties officeooo:rsid="00347560"/>
    </style:style>
    <style:style style:name="T159" style:family="text">
      <style:text-properties officeooo:rsid="00348da0"/>
    </style:style>
    <style:style style:name="T160" style:family="text">
      <style:text-properties officeooo:rsid="003aa60a"/>
    </style:style>
    <style:style style:name="T161" style:family="text">
      <style:text-properties officeooo:rsid="0043c25c"/>
    </style:style>
    <style:style style:name="T162" style:family="text">
      <style:text-properties officeooo:rsid="00443595"/>
    </style:style>
    <style:style style:name="T163" style:family="text">
      <style:text-properties officeooo:rsid="0047d350"/>
    </style:style>
    <style:style style:name="T164" style:family="text">
      <style:text-properties fo:font-style="italic" style:text-underline-style="solid" style:text-underline-width="auto" style:text-underline-color="font-color" fo:font-weight="bold" style:font-style-asian="italic" style:font-weight-asian="bold"/>
    </style:style>
    <style:style style:name="T1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6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69"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0"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style:language-asian="tr" style:country-asian="TR" style:font-style-asian="italic" style:font-weight-asian="bold" style:font-name-complex="Times New Roman"/>
    </style:style>
    <style:style style:name="T173"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74"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5" style:family="text">
      <style:text-properties fo:font-style="italic" fo:font-weight="normal" style:language-asian="tr" style:country-asian="TR" style:font-style-asian="italic" style:font-weight-asian="normal" style:font-name-complex="Times New Roman" style:font-weight-complex="normal"/>
    </style:style>
    <style:style style:name="T176"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77" style:family="text">
      <style:text-properties fo:font-style="italic" style:font-style-asian="italic" style:font-style-complex="italic"/>
    </style:style>
    <style:style style:name="T178" style:family="text">
      <style:text-properties fo:font-style="italic" style:language-asian="tr" style:country-asian="TR" style:font-style-asian="italic" style:font-name-complex="Times New Roman" style:font-style-complex="italic"/>
    </style:style>
    <style:style style:name="T179" style:family="text">
      <style:text-properties fo:font-style="italic" officeooo:rsid="00496a67" style:language-asian="tr" style:country-asian="TR" style:font-style-asian="italic" style:font-name-complex="Times New Roman" style:font-style-complex="italic" style:font-weight-complex="normal"/>
    </style:style>
    <style:style style:name="T180" style:family="text">
      <style:text-properties fo:font-style="italic" officeooo:rsid="002b0bb3" style:language-asian="tr" style:country-asian="TR" style:font-style-asian="italic" style:font-name-complex="Times New Roman" style:font-style-complex="italic" style:font-weight-complex="normal"/>
    </style:style>
    <style:style style:name="T181" style:family="text">
      <style:text-properties fo:font-style="italic" officeooo:rsid="003b129e" style:language-asian="tr" style:country-asian="TR" style:font-style-asian="italic" style:font-name-complex="Times New Roman" style:font-style-complex="italic"/>
    </style:style>
    <style:style style:name="T182" style:family="text">
      <style:text-properties fo:font-style="italic" officeooo:rsid="005192be" style:language-asian="tr" style:country-asian="TR" style:font-style-asian="italic" style:font-name-complex="Times New Roman" style:font-style-complex="italic"/>
    </style:style>
    <style:style style:name="T183" style:family="text">
      <style:text-properties fo:font-style="italic" officeooo:rsid="0047d350" style:language-asian="tr" style:country-asian="TR" style:font-style-asian="italic" style:font-name-complex="Times New Roman" style:font-style-complex="italic"/>
    </style:style>
    <style:style style:name="T184" style:family="text">
      <style:text-properties fo:font-style="italic" officeooo:rsid="005915ab" style:language-asian="tr" style:country-asian="TR" style:font-style-asian="italic" style:font-name-complex="Times New Roman" style:font-style-complex="italic"/>
    </style:style>
    <style:style style:name="T185" style:family="text">
      <style:text-properties fo:font-style="italic" officeooo:rsid="00a43a1d" style:language-asian="tr" style:country-asian="TR" style:font-style-asian="italic" style:font-name-complex="Times New Roman" style:font-style-complex="italic"/>
    </style:style>
    <style:style style:name="T186"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87" style:family="text">
      <style:text-properties officeooo:rsid="004c1294"/>
    </style:style>
    <style:style style:name="T188" style:family="text">
      <style:text-properties officeooo:rsid="004d17d8"/>
    </style:style>
    <style:style style:name="T189" style:family="text">
      <style:text-properties officeooo:rsid="005079a5"/>
    </style:style>
    <style:style style:name="T190" style:family="text">
      <style:text-properties officeooo:rsid="006bae34"/>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6bae34"/>
    </style:style>
    <style:style style:name="T193" style:family="text">
      <style:text-properties officeooo:rsid="008676e7"/>
    </style:style>
    <style:style style:name="T194"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95"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96" style:family="text">
      <style:text-properties officeooo:rsid="0097ef5f"/>
    </style:style>
    <style:style style:name="T197" style:family="text">
      <style:text-properties officeooo:rsid="00a09823"/>
    </style:style>
    <style:style style:name="T198" style:family="text">
      <style:text-properties officeooo:rsid="00a43a1d"/>
    </style:style>
    <style:style style:name="T199" style:family="text">
      <style:text-properties style:font-name="Chilanka" fo:font-size="10pt" fo:font-weight="normal" officeooo:rsid="009ca694" style:font-size-asian="10pt" style:language-asian="tr" style:country-asian="TR" style:font-weight-asian="normal" style:font-name-complex="Times New Roman" style:font-size-complex="10pt" style:font-weight-complex="normal"/>
    </style:style>
    <style:style style:name="T200" style:family="text">
      <style:text-properties style:font-name="Chilanka" fo:font-size="10pt" fo:font-weight="normal" officeooo:rsid="00a43a1d" style:font-size-asian="10pt" style:language-asian="tr" style:country-asian="TR" style:font-weight-asian="normal" style:font-name-complex="Times New Roman" style:font-size-complex="10pt" style:font-weight-complex="normal"/>
    </style:style>
    <style:style style:name="T201" style:family="text">
      <style:text-properties style:font-name="Abyssinica SIL" style:language-asian="tr" style:country-asian="TR" style:font-name-complex="Times New Roman"/>
    </style:style>
    <style:style style:name="T202" style:family="text">
      <style:text-properties style:font-name="Abyssinica SIL" officeooo:rsid="0013e64a" style:language-asian="tr" style:country-asian="TR" style:font-name-complex="Times New Roman"/>
    </style:style>
    <style:style style:name="T203" style:family="text">
      <style:text-properties style:font-name="Abyssinica SIL" officeooo:rsid="003c3a02" style:language-asian="tr" style:country-asian="TR" style:font-name-complex="Times New Roman"/>
    </style:style>
    <style:style style:name="T204" style:family="text">
      <style:text-properties style:font-name="Abyssinica SIL" officeooo:rsid="004958df" style:language-asian="tr" style:country-asian="TR" style:font-name-complex="Times New Roman"/>
    </style:style>
    <style:style style:name="T205" style:family="text">
      <style:text-properties fo:font-size="10pt" fo:font-weight="bold" officeooo:rsid="009ca694" style:font-size-asian="10pt" style:language-asian="tr" style:country-asian="TR" style:font-weight-asian="bold" style:font-name-complex="Times New Roman" style:font-size-complex="10pt" style:font-weight-complex="bold"/>
    </style:style>
    <style:style style:name="T206" style:family="text">
      <style:text-properties fo:font-size="10pt" fo:font-weight="bold" officeooo:rsid="00a43a1d" style:font-size-asian="10pt" style:language-asian="tr" style:country-asian="TR" style:font-weight-asian="bold" style:font-name-complex="Times New Roman"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LİRLİ SÜRELİ KİRA SÖZLEŞMESİ</text:p>
      <text:p text:style-name="P7"><text:span text:style-name="T25">MADDE </text:span><text:span text:style-name="T26">1<text:tab/></text:span><text:span text:style-name="T76">Tanım</text:span><text:span text:style-name="T78">lar</text:span><text:span text:style-name="T76">: </text:span><text:span text:style-name="T77">İ</text:span><text:span text:style-name="T78">şbu sözleşmede adı geçen; </text:span><text:span text:style-name="T60">Kiraya veren</text:span><text:span text:style-name="T77">; </text:span><text:span text:style-name="T80">mecurun</text:span><text:span text:style-name="T77"> sahibi</text:span><text:span text:style-name="T78">ni</text:span><text:span text:style-name="T77"> ve/veya vekili</text:span><text:span text:style-name="T78">ni</text:span><text:span text:style-name="T77">, </text:span><text:span text:style-name="T60">Kiracı;</text:span><text:span text:style-name="T86"> </text:span><text:span text:style-name="T89">mecuru</text:span><text:span text:style-name="T86"> kiralama hak</text:span><text:span text:style-name="T88">k</text:span><text:span text:style-name="T86">ını belirli bir ücret karşılığında </text:span><text:span text:style-name="T89">belirli bir süre</text:span><text:span text:style-name="T86"> kabul <text:s/>eden gerçek veya tüzel kişi</text:span><text:span text:style-name="T87">yi</text:span><text:span text:style-name="T78"> ifade eder. </text:span><text:span text:style-name="T3">İşbu k</text:span>ira sözleşme<text:span text:style-name="T197">yle</text:span>, kiraya veren , <text:span text:style-name="T20">bu sözleşmede özellikleri belirtilen mecurun</text:span> kullanı<text:span text:style-name="T162">mını,</text:span> <text:span text:style-name="T161">belli bir süre için, belirlenen fiyatla</text:span> kiracıya bırak<text:span text:style-name="T197">ır</text:span>.</text:p>
      <text:p text:style-name="P1"><text:span text:style-name="T104">M</text:span><text:span text:style-name="T102">ADDE </text:span><text:span text:style-name="T103">2<text:tab/></text:span><text:span text:style-name="T105">Kira süresi:</text:span><text:span text:style-name="T106"> </text:span><text:span text:style-name="T107">İşbu s</text:span><text:span text:style-name="T108">özleşme, belirli süre</text:span><text:span text:style-name="T110">lidir</text:span><text:span text:style-name="T109"> ve <text:s/>k</text:span><text:span text:style-name="T108">ararlaştırılan sürenin geçmesiyle herhangi bir bildirim olmaksızın, </text:span><text:span text:style-name="T111">bu sözleşmeden doğan haklar saklı kalmak şartıyla,</text:span><text:span text:style-name="T108"> sona ere</text:span><text:span text:style-name="T109">r. </text:span></text:p>
      <text:p text:style-name="P8"><text:span text:style-name="T31">M</text:span><text:span text:style-name="T25">ADDE 3 <text:tab/></text:span><text:span text:style-name="T69">Vergi ve benzeri yükümlülüklere katlanma borcu : </text:span>Kiralanana <text:span text:style-name="T187">ait, kültür, arsa, bina vergileri kiraya veren;</text:span> <text:span text:style-name="T189">kira stopaj </text:span>vergi<text:span text:style-name="T59">si, çevre temizlik vergisi </text:span>ve benzeri yükümlülükler <text:span text:style-name="T20">kiracı tarafından ödenecektir. </text:span><text:span text:style-name="T114">Kiracı elektrik, su, </text:span><text:span text:style-name="T116">aidat</text:span><text:span text:style-name="T114"> vb. abone gerektiren işlemlerde, kira başlangıcında abonelikleri üzerine alacaktır ve kira müddeti boyunca bu </text:span><text:span text:style-name="T117">aboneliklere ait</text:span><text:span text:style-name="T114"> giderler kiracıya aittir.</text:span></text:p>
      <text:p text:style-name="P7"><text:span text:style-name="T25">MADDE </text:span><text:span text:style-name="T26">4 <text:tab/></text:span><text:span text:style-name="T70">Yan giderlere katlanma borcu</text:span><text:span text:style-name="T25"> : </text:span>Kira<text:span text:style-name="T20">cı</text:span>, kiralananın kullanımıyla ilgili olmak üzere, kendisi veya üçüncü kişi tarafından yapılan yan giderlere katlanmakla yükümlüdür.</text:p>
      <text:p text:style-name="P9"><text:span text:style-name="T25">MADDE </text:span><text:span text:style-name="T26">5<text:tab/></text:span><text:span text:style-name="T70">Kiralananın teslim anında </text:span><text:span text:style-name="T73">ve </text:span><text:span text:style-name="T70">sonra</text:span><text:span text:style-name="T73">sı</text:span><text:span text:style-name="T70"> ayıplı hâle gelmesinden sorumluluk</text:span><text:span text:style-name="T25"> <text:tab/></text:span></text:p>
      <text:list xml:id="list4193101112" text:style-name="WWNum3">
        <text:list-header>
          <text:p text:style-name="P65"><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 </text:span></text:p>
        </text:list-header>
      </text:list>
      <text:p text:style-name="P7"><text:span text:style-name="T25">MADDE </text:span><text:span text:style-name="T30">6</text:span><text:span text:style-name="T26"><text:tab/></text:span><text:span text:style-name="T70">Kira bedelinin indirilmesi</text:span><text:span text:style-name="T25"> : </text:span>Kiracı, <text:span text:style-name="T21">kira süresi boyunca ve sonrasında, sözleşmede belirlenen kira bedelinde, mucbir sebepler dahil, herhangi bir sebeple </text:span>indirim yapılmasını isteye<text:span text:style-name="T21">mez</text:span>.</text:p>
      <text:p text:style-name="P7"><text:span text:style-name="T25">MADDE </text:span><text:span text:style-name="T32">7</text:span><text:span text:style-name="T26"><text:tab/></text:span><text:span text:style-name="T70">Kira bedelini ödeme borcu,</text:span><text:span text:style-name="T25"> </text:span><text:span text:style-name="T29">ifa zamanı, kiracının temerrüdü</text:span><text:span text:style-name="T25"><text:tab/><text:tab/></text:span></text:p>
      <text:list xml:id="list185660236017469" text:continue-numbering="true" text:style-name="WWNum3">
        <text:list-header>
          <text:p text:style-name="P66"><text:span text:style-name="T136">Kira bedeli nettir. <text:s/></text:span><text:span text:style-name="T113">Sözleşme</text:span><text:span text:style-name="T136">de</text:span><text:span text:style-name="T113"> </text:span><text:span text:style-name="T136">belirtilen kira bedeli</text:span><text:span text:style-name="T113">, vergiler düşüldükten sonra </text:span><text:span text:style-name="T136">kiralayana </text:span><text:span text:style-name="T113">ödene</text:span><text:span text:style-name="T136">cek</text:span><text:span text:style-name="T113"> </text:span><text:span text:style-name="T117">net </text:span><text:span text:style-name="T113">miktardır. </text:span><text:span text:style-name="T136">Kira stopaj vergisi kiracı tarafından, </text:span><text:span text:style-name="T117">kiraya veren adına </text:span><text:span text:style-name="T136">ödenecektir. Her türlü resim vergi ve harçlar, ÇTV, stopaj vergisi ve kira süresi içerisinde ortaya çıkabilecek her türlü resmi ödemeler, vergi ve harçlar kiracı tarafından ödenecektir.</text:span><text:span text:style-name="T113"> Kiracı, kira bedelini </text:span><text:span text:style-name="T137">( kira bedeli aylık ödemeli yapılacaksa her ayın </text:span><text:span text:style-name="T138">1</text:span><text:span text:style-name="T139">. günü</text:span><text:span text:style-name="T137"> peşin </text:span><text:span text:style-name="T138">olarak</text:span><text:span text:style-name="T137"> )</text:span><text:span text:style-name="T113"> ve yan giderleri,</text:span><text:span text:style-name="T137"> </text:span><text:span text:style-name="T138">peşin </text:span><text:span text:style-name="T113">ödemekle yükümlüdür. </text:span><text:span text:style-name="T124">Ki</text:span><text:span text:style-name="T137">ra ödemeleri kiraya verene ait banka hesabına yatırılacaktır. </text:span><text:span text:style-name="T113">İşbu sö</text:span><text:span text:style-name="T140">z</text:span><text:span text:style-name="T113">leşme</text:span><text:span text:style-name="T120">de belirlenen</text:span><text:span text:style-name="T113"> kira bedeli</text:span><text:span text:style-name="T120">nin ödeme vadesi </text:span><text:span text:style-name="T123">sözleşme düzenleme </text:span><text:span text:style-name="T120">tarihidir.</text:span><text:span text:style-name="T113"> Ödeme çek veya senet ile taahhüt edilmiş ise ödemenin zamanında <text:s/>ödenmemesi durumunda, </text:span><text:span text:style-name="T194">müteakip bonolarda muacceliyet kesbedece</text:span><text:span text:style-name="T195">k</text:span><text:span text:style-name="T194">,</text:span><text:span text:style-name="T113"> </text:span><text:span text:style-name="T123">çek veya senedin ödeme vadesi, sözleşme düzenleme tarihi olarak kabul edilecektir </text:span><text:span text:style-name="T141">ve</text:span><text:span text:style-name="T123"> </text:span><text:span text:style-name="T113"><text:s/></text:span><text:span text:style-name="T141">k</text:span><text:span text:style-name="T123">iracı </text:span><text:span text:style-name="T141">geçmiş ve </text:span><text:span text:style-name="T123">o</text:span><text:span text:style-name="T113">turduğu süreye ait kira borcunu,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text:span><text:span text:style-name="T123">ile birlikte</text:span><text:span text:style-name="T120"> ödemeyi</text:span><text:span text:style-name="T113"> peşinen kabul ve taahhüt eder.</text:span></text:p>
        </text:list-header>
      </text:list>
      <text:p text:style-name="P7"><text:span text:style-name="T25">MADDE </text:span><text:span text:style-name="T33">8</text:span><text:span text:style-name="T27"><text:tab/></text:span><text:span text:style-name="T71">Temizlik ve bakım giderlerini ödeme borcu</text:span> : Kiracı, kiralananın olağan kullanımı için gerekli temizlik ve bakım giderlerini ödemekle yükümlüdür.</text:p>
      <text:p text:style-name="P7"><text:span text:style-name="T25">MADDE </text:span><text:span text:style-name="T33">9</text:span><text:span text:style-name="T27"><text:tab/></text:span><text:span text:style-name="T30">K</text:span><text:span text:style-name="T71">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6">önce kiracıya bildirmek ve bunların </text:span>yapıldığı sırada kiracının yararlarını göz önünde tutmak zorundadır. </text:p>
      <text:p text:style-name="P10"><text:span text:style-name="T25">MADD</text:span><text:span text:style-name="T35">E 10 </text:span><text:span text:style-name="T61">Kira</text:span><text:span text:style-name="T71">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88">mecurda bir değişiklik yapmak isterse bu ek bir sözleşme ile belirlenmelidir.</text:span> Kiracı, kiraya verenin rızasıyla yaptığı yenilik ve değişiklikler sebebiyle kiralananda ortaya çıka<text:span text:style-name="T188">bilecek</text:span> değer artışının karşılığını isteyemez. <text:span text:style-name="T113">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8">Aksi bir sözleşme ile kararlaştır</text:span><text:span text:style-name="T134">ı</text:span><text:span text:style-name="T118">lmamışsa, </text:span><text:span text:style-name="T115">Kiracı, kira bitiminde yaptığı bu tip imalatları sökemez, çıkaramaz, kıramaz. Kiracı bu tip imalatları sağlam olarak kiraya verene teslim etmekle yükümlüdür. </text:span></text:p>
      <text:p text:style-name="P7"><text:span text:style-name="T35">MADDE 11</text:span><text:span text:style-name="T27"><text:tab/></text:span><text:span text:style-name="T71">Alt kira ve kullanım hakkının devri, </text:span><text:span text:style-name="T61">Kira ilişkisinin devri</text:span><text:span text:style-name="T25"> : </text:span>Kiracı, kiraya verenin yazılı rızası olmadıkça, kiralananı başkasına kiralayamayacağı gibi, kullanım hakkını da, kira ilişkisini <text:span text:style-name="T162">de</text:span> başkasına devredemez. </text:p>
      <text:p text:style-name="P7"/>
      <text:p text:style-name="P7"/>
      <text:p text:style-name="P2">KİRAYA VEREN<text:tab/>KİRACI<text:tab/>ŞAHİT-KEFİL</text:p>
      <text:p text:style-name="P22"><text:tab/><text:tab/><text:tab/><text:tab/><text:tab/><text:tab/><text:span text:style-name="T198">Adem Kesici<text:tab/><text:tab/><text:tab/><text:tab/> <text:tab/><text:tab/><text:tab/><text:tab/><text:tab/><text:tab/><text:tab/><text:tab/>530 6804 5056</text:span></text:p>
      <text:p text:style-name="P7"><text:soft-page-break/><text:span text:style-name="T25">MADDE </text:span><text:span text:style-name="T27">1</text:span><text:span text:style-name="T34">2</text:span><text:span text:style-name="T27"><text:tab/></text:span><text:span text:style-name="T71">Kiralananın kullanılmaması</text:span><text:span text:style-name="T25"> :</text:span><text:span text:style-name="T2"> </text:span><text:span text:style-name="T8">Normal veya mucbir bir sebeple, m</text:span><text:span text:style-name="T6">ecur</text:span> kullanılmasa veya sınırlı olarak kullanılsa bile kiracı, kira bedelini ödemekle yükümlüdür. <text:span text:style-name="T196">İşbu sözleşme pandemi koşulları göz önünde bulundurularak düzenlenmiştir.</text:span></text:p>
      <text:p text:style-name="P7"><text:span text:style-name="T25">MADDE </text:span><text:span text:style-name="T30">1</text:span><text:span text:style-name="T34">3</text:span><text:span text:style-name="T27"><text:tab/></text:span><text:span text:style-name="T71">Kiralananın sözleşmenin bitiminden önce geri verilmesi</text:span><text:span text:style-name="T25"> <text:s/>: </text:span>Kiracı, sözleşme süresine veya fesih dönemine uymaksızın kiralananı geri verdiği takdirde, kira sözleşmesinden doğan borçları, <text:span text:style-name="T22">sözleşme bitim süresine kadar olan dönem boyunca devam eder. Bu gibi durumlarda kiracı, kiralananı başkasına devredemez. Kiraya veren, k</text:span>iralananın <text:span text:style-name="T158">güncel</text:span> koşullarla kiraya verilebileceği <text:span text:style-name="T22">yeni bir kiracı bulması </text:span>h<text:span text:style-name="T196">a</text:span>linde, kiracının kira sözleşmesinden doğan borçları sona erer. <text:s/><text:span text:style-name="T196">Kiracı sözleşmede belirtilen şartlarda, kiralananı kullanmasa bile, kira borcunu ödemekle yükümlüdür.</text:span></text:p>
      <text:p text:style-name="P11"><text:span text:style-name="T25">MADDE </text:span><text:span text:style-name="T30">1</text:span><text:span text:style-name="T34">4</text:span><text:span text:style-name="T27"><text:tab/></text:span><text:span text:style-name="T69">Sözleşmenin sona ermesi</text:span><text:span text:style-name="T2"> : </text:span><text:span text:style-name="T4">İşbu sözleşme, belirli süreli bir sözleşmedir. K</text:span>ira sözleşmesi bu sürenin sonunda kendiliğinden sona erer. <text:span text:style-name="T188">Kiracı kiralananı sözleşme bitim tarihinde boşaltmakla yükümlüdür.</text:span><text:span text:style-name="T85"> </text:span><text:span text:style-name="T96">K</text:span><text:span text:style-name="T93">iracı, </text:span><text:span text:style-name="T96">mecuru boşaltmadığı takdirde, </text:span><text:span text:style-name="T93"><text:s/></text:span><text:span text:style-name="T92">geçmiş ve </text:span><text:span text:style-name="T93">o</text:span><text:span text:style-name="T90">turduğu süreye ait kira borcunu, </text:span><text:span text:style-name="T94">geçen her gün için, yıllık kira bedelinin yüzde </text:span><text:span text:style-name="T93">biri</text:span><text:span text:style-name="T94"> oranında </text:span><text:span text:style-name="T93">(%1)</text:span><text:span text:style-name="T94"> </text:span><text:span text:style-name="T95">günlük </text:span><text:span text:style-name="T94">ceza bedeli </text:span><text:span text:style-name="T93">ile birlikte</text:span><text:span text:style-name="T94"> ödemeyi</text:span><text:span text:style-name="T90"> peşinen kabul ve taahhüt eder.</text:span></text:p>
      <text:p text:style-name="P7"><text:span text:style-name="T25">MADDE </text:span><text:span text:style-name="T30">1</text:span><text:span text:style-name="T34">5</text:span><text:span text:style-name="T25"><text:tab/></text:span><text:span text:style-name="T69">Kiracının iflası </text:span><text:span text:style-name="T74">ve ölümü : </text:span>Kiracı, kiralananın tesliminden sonra iflas eder <text:span text:style-name="T188">veya</text:span> <text:s/>öl<text:span text:style-name="T188">ürse, ö</text:span>len kiracının <text:span text:style-name="T58">mirasçıları ve </text:span>ortakları veya bu ortakların aynı meslek ve sanatı yürüten mirasçıları <text:span text:style-name="T23"><text:s/>kiranın devam etmesine yönelik istekleri, bu sözleşmeye bağlı olarak geçersizdir. </text:span><text:span text:style-name="T79">Kiracının ölümü ile bu sözleşmedeki </text:span><text:span text:style-name="T76">“Kiralananın sözleşmenin bitiminden önce geri verilmesi” </text:span><text:span text:style-name="T79">maddesinde belirtilen şartlar uygulanır. </text:span><text:span text:style-name="T2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2"><text:span text:style-name="T25">MADDE </text:span><text:span text:style-name="T30">1</text:span><text:span text:style-name="T34">6</text:span><text:span text:style-name="T28"><text:tab/></text:span><text:span text:style-name="T72">Kiralananın geri verilmesi</text:span><text:span text:style-name="T25"> <text:tab/>:</text:span><text:span text:style-name="T2"> “</text:span><text:span text:style-name="T81">Kiralananda yenilik ve değişiklik yapılması“ </text:span><text:span text:style-name="T8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8">de</text:span>, sözleşmeye aykırı kullanmadan doğacak zararları giderme<text:span text:style-name="T24">kle yükümlüdür.</text:span> </text:p>
      <text:p text:style-name="P7"><text:span text:style-name="T25">MADDE </text:span><text:span text:style-name="T30">1</text:span><text:span text:style-name="T34">7</text:span><text:span text:style-name="T2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3"><text:span text:style-name="T25">MADDE </text:span><text:span text:style-name="T34">18</text:span><text:span text:style-name="T28"><text:tab/></text:span><text:span text:style-name="T72">Kullanma giderleri</text:span><text:span text:style-name="T25"> : </text:span>Kiracı, ısıtma, aydınlatma ve su gibi kullanma giderlerine katlanmakla yükümlüdür. Giderlere katlanan taraf, bu giderleri ispat edici belgelerin birer örneğini, istem üzerine diğer tarafa vermek zorundadır. </text:p>
      <text:p text:style-name="P7"><text:span text:style-name="T25">MADDE </text:span><text:span text:style-name="T30">1</text:span><text:span text:style-name="T34">9</text:span><text:span text:style-name="T28"><text:tab/></text:span><text:span text:style-name="T72">Kiracının güvence vermesi</text:span><text:span text:style-name="T25"> <text:tab/>: </text:span><text:span text:style-name="T5">K</text:span>iracı<text:span text:style-name="T57">nın</text:span> güvence verme borcu <text:span text:style-name="T57">vardır ve yıllık kira </text:span></text:p>
      <text:p text:style-name="P18">bedelinin %25 ‘i olarak yapılacaktır. </text:p>
      <text:p text:style-name="P14"><text:span text:style-name="T25">MADDE </text:span><text:span text:style-name="T30">2</text:span><text:span text:style-name="T34">0</text:span><text:span text:style-name="T28"> <text:tab/></text:span><text:span text:style-name="T72">Kira </text:span><text:span text:style-name="T75">Yıllık Artış Oranı</text:span><text:span text:style-name="T25"> </text:span><text:span text:style-name="T28">ve </text:span><text:span text:style-name="T72">Belirlenmesi<text:tab/>: </text:span><text:span text:style-name="T57">Bir yıldan uzun süreyle yapılan sözleşmelerde </text:span>uygulanacak <text:span text:style-name="T163">yıllık kira artış oranı</text:span>, <text:span text:style-name="T158">yıllık tüketici </text:span>fiyat endeksin<text:span text:style-name="T158">in (TÜFE)</text:span> oniki aylık ortalama<text:span text:style-name="T160">sı </text:span>oranını<text:span text:style-name="T57">n %10 ‘un altında olması durumunda; %10, değişim oranının %10 ‘un üstünde olması durumunda ise, değişim oranının altında olmamak</text:span> koşuluyla <text:span text:style-name="T112">yapılacaktır.</text:span>. </text:p>
      <text:p text:style-name="P15"><text:span text:style-name="T36">MADDE </text:span><text:span text:style-name="T37">2</text:span><text:span text:style-name="T38">1</text:span><text:span text:style-name="T37"> <text:tab/></text:span><text:span text:style-name="T39">Sözleşmenin feshi : </text:span><text:span text:style-name="T113">İşbu sözleşmenin herhangi bir maddesinin ihlali ile </text:span><text:span text:style-name="T127">veya süre bitiminde</text:span><text:span text:style-name="T113">, </text:span><text:span text:style-name="T124">kiraya verenin hakları saklı kalmak şartıyla</text:span><text:span text:style-name="T113"> sözleşme fesh edilir ve kiracı mecuru hiçbir ihtara gerek kalmadan boşaltma</text:span><text:span text:style-name="T128">yı kabul ve taahhüt etmiştir.</text:span><text:span text:style-name="T113">. </text:span></text:p>
      <text:list xml:id="list185660505653684" text:continue-numbering="true" text:style-name="WWNum3">
        <text:list-header>
          <text:p text:style-name="P67"><text:span text:style-name="T36">MADDE </text:span><text:span text:style-name="T37">2</text:span><text:span text:style-name="T38">2</text:span><text:span text:style-name="T39"><text:tab/>Kefil ve şahit : </text:span><text:span text:style-name="T113">Kefil </text:span><text:span text:style-name="T128">ve şahit</text:span><text:span text:style-name="T113">, bu sözleşmeye attığı imza ile, sözleşme şartlarına uyulmaması </text:span><text:span text:style-name="T123">ve/veya bu sözleşmeyle bağlantılı tahliye taahhütnamesi vb. belgeler</text:span><text:span text:style-name="T113"> ile ortaya çıkabilecek her türlü maddi ve manevi zararların karşılanması hususunda, müteselsilen sorumlu olduğunu kabul ve beyan etmiştir. Kefil </text:span><text:span text:style-name="T129">ve Şahit</text:span><text:span text:style-name="T113">, sözleşmeyi imzalayan kişinin, </text:span><text:span text:style-name="T134">s</text:span><text:span text:style-name="T113">özleşmede adı geçen kişi olduğuna şahitlik ettiğini kabul ve beyan e</text:span><text:span text:style-name="T151">tmiştir.</text:span><text:span text:style-name="T113"> </text:span></text:p>
          <text:p text:style-name="P68"><text:span text:style-name="T38">MADDE 23<text:tab/>Yetkili mercii ve tebligat :</text:span><text:span text:style-name="T13"> İşbu </text:span><text:span text:style-name="T128"><text:s/>sözleşmede belirtilen adresler tarafların tebligat adresleri olarak da belirlenmiş olup her türlü tebligatın bu adreslere yapılabileceği taraflarca kabul edilmişti</text:span><text:span text:style-name="T130">r.</text:span><text:span text:style-name="T128"> Taraflar, anlaşmazlık vuku</text:span><text:span text:style-name="T130">unda</text:span><text:span text:style-name="T128">, T.C. Tokat Mahkeme ve İcra Dairelerinin selahiyetini </text:span><text:span text:style-name="T127">şimdiden </text:span><text:span text:style-name="T128">kabul ve beyan etmiştir. </text:span></text:p>
        </text:list-header>
      </text:list>
      <text:p text:style-name="P3"/>
      <text:p text:style-name="P3">KİRAYA VEREN<text:tab/>KİRACI<text:tab/>ŞAHİT-KEFİL</text:p>
      <text:p text:style-name="P73"><text:tab/><text:tab/><text:tab/><text:tab/><text:tab/><text:tab/>Adem Kesici<text:tab/><text:tab/><text:tab/><text:tab/> <text:tab/><text:tab/><text:tab/><text:tab/><text:tab/><text:tab/><text:tab/><text:tab/>530 6804 5056</text:p>
      <text:list xml:id="list185658912291045" text:continue-numbering="true" text:style-name="WWNum3">
        <text:list-header>
          <text:p text:style-name="P68"><text:soft-page-break/><text:span text:style-name="T113">İşbu akit, </text:span><text:span text:style-name="T130">3</text:span><text:span text:style-name="T131"> sayfa,</text:span><text:span text:style-name="T132"> 2</text:span><text:span text:style-name="T128">3</text:span><text:span text:style-name="T132"> madde </text:span><text:span text:style-name="T128">ve kiraya veren, kiracı, kiralanan ve kira hakkında detaylardan</text:span><text:span text:style-name="T132"> </text:span><text:span text:style-name="T131">oluşur ve </text:span><text:span text:style-name="T130">1</text:span><text:span text:style-name="T113"> nüsha halinde tanzim edilmiş olup, taraflarca </text:span><text:span text:style-name="T128">okunarak, </text:span><text:span text:style-name="T113">kabul edilmiş ve imzalanmıştır.</text:span></text:p>
        </text:list-header>
      </text:list>
      <text:p text:style-name="P5"/>
      <text:p text:style-name="P5"/>
      <text:p text:style-name="P5"/>
      <text:p text:style-name="P31"><text:span text:style-name="T170">Sözleşmenin<text:tab/>:</text:span><text:span text:style-name="T186"> </text:span><text:span text:style-name="T181">Düzenleme Tarihi</text:span><text:span text:style-name="T182"><text:tab/></text:span><text:span text:style-name="T120">: </text:span><text:span text:style-name="T40"><text:s/></text:span><text:span text:style-name="T53">2</text:span><text:span text:style-name="T54">9</text:span><text:span text:style-name="T41"> </text:span><text:span text:style-name="T54">Mayıs</text:span><text:span text:style-name="T42"> </text:span><text:span text:style-name="T40">20</text:span><text:span text:style-name="T43">2</text:span><text:span text:style-name="T41">1</text:span><text:span text:style-name="T40"> <text:s/></text:span><text:span text:style-name="T83"><text:s/><text:tab/></text:span><text:span text:style-name="T84">Düzenleme No: </text:span><text:span text:style-name="T62">20</text:span><text:span text:style-name="T63">2</text:span><text:span text:style-name="T64">1</text:span><text:span text:style-name="T65">0</text:span><text:span text:style-name="T68">5</text:span><text:span text:style-name="T67">2</text:span><text:span text:style-name="T68">9</text:span><text:span text:style-name="T66">-00</text:span><text:span text:style-name="T68">7</text:span></text:p>
      <text:p text:style-name="P31"><text:span text:style-name="T167">Kiraya Veren<text:tab/>: </text:span><text:span text:style-name="T178">Adı Soyadı</text:span><text:span text:style-name="T113"><text:tab/>: </text:span><text:span text:style-name="T135"><text:tab/><text:tab/></text:span><text:span text:style-name="T113"><text:tab/><text:tab/></text:span><text:span text:style-name="T174">TC Kimlik No</text:span><text:span text:style-name="T9"><text:tab/>: </text:span></text:p>
      <text:p text:style-name="P40"/>
      <text:p text:style-name="P40">Kiracı<text:tab/></text:p>
      <text:p text:style-name="P36"><text:span text:style-name="T178">Adı Soyadı</text:span><text:span text:style-name="T113"><text:tab/>: </text:span><text:span text:style-name="T15">Adem Kesici<text:tab/><text:tab/><text:tab/><text:tab/> <text:tab/><text:tab/><text:tab/><text:tab/><text:tab/><text:tab/></text:span></text:p>
      <text:p text:style-name="P36"><text:span text:style-name="T178">TC Kimlik No</text:span><text:span text:style-name="T113"><text:tab/>: </text:span><text:span text:style-name="T15">530 6804 5056</text:span></text:p>
      <text:p text:style-name="P32"><text:span text:style-name="T183">Tebligat </text:span><text:span text:style-name="T178">Adres</text:span><text:span text:style-name="T113"><text:tab/>: </text:span><text:span text:style-name="T149">Kuyumcular Çarşısı No:25 TOKAT</text:span></text:p>
      <text:p text:style-name="P37"><text:span text:style-name="T177">Telefon No</text:span><text:tab/>: <text:span text:style-name="T198">537 70298 85</text:span></text:p>
      <text:p text:style-name="P41"/>
      <text:p text:style-name="P38"><text:span text:style-name="T165">Kiralana</text:span><text:span text:style-name="T166">nın</text:span><text:span text:style-name="T171"><text:tab/></text:span></text:p>
      <text:p text:style-name="P32"><text:span text:style-name="T178">Cinsi<text:tab/></text:span><text:span text:style-name="T113"><text:tab/><text:tab/>: </text:span><text:span text:style-name="T55">Arsa</text:span><text:span text:style-name="T44"><text:tab/></text:span><text:span text:style-name="T36"><text:tab/></text:span><text:span text:style-name="T184">Kullanım Amacı</text:span><text:span text:style-name="T113"><text:tab/>:</text:span><text:span text:style-name="T142"> </text:span><text:span text:style-name="T52">Oto </text:span><text:span text:style-name="T55">Park</text:span></text:p>
      <text:p text:style-name="P36"><text:span text:style-name="T178">Adresi<text:tab/></text:span><text:span text:style-name="T113"><text:tab/><text:tab/>: </text:span><text:span text:style-name="T205">Ali Paşa HamamSokak No : </text:span><text:span text:style-name="T206">14</text:span><text:span text:style-name="T205"> TOKAT</text:span></text:p>
      <text:p text:style-name="P33"><text:span text:style-name="T175">Tapu-</text:span><text:span text:style-name="T176">Abone Bi</text:span><text:span text:style-name="T175">lgileri</text:span><text:span text:style-name="T172"><text:tab/></text:span><text:span text:style-name="T113">: </text:span><text:span text:style-name="T143">Pafta: <text:s/></text:span><text:span text:style-name="T54">4</text:span><text:span text:style-name="T143"><text:tab/></text:span><text:span text:style-name="T130">A</text:span><text:span text:style-name="T113">da<text:tab/>:</text:span><text:span text:style-name="T144"> </text:span><text:span text:style-name="T54">385</text:span><text:span text:style-name="T149"><text:tab/>P</text:span><text:span text:style-name="T145">arsel<text:tab/>: </text:span><text:span text:style-name="T54">22</text:span><text:span text:style-name="T14"><text:tab/>Elektrik : <text:s text:c="13"/>Su : </text:span></text:p>
      <text:p text:style-name="P40"/>
      <text:p text:style-name="P38"><text:span text:style-name="T164">Kiranın </text:span><text:tab/></text:p>
      <text:p text:style-name="P31"><text:span text:style-name="T178">Başlangıç tarihi</text:span><text:span text:style-name="T113"><text:tab/>: </text:span><text:span text:style-name="T148">3</text:span><text:span text:style-name="T51">0</text:span><text:span text:style-name="T44"> </text:span><text:span text:style-name="T54">Haziran</text:span><text:span text:style-name="T44"> </text:span><text:span text:style-name="T45">202</text:span><text:span text:style-name="T44">1</text:span><text:span text:style-name="T143"><text:tab/></text:span><text:span text:style-name="T113"><text:tab/></text:span></text:p>
      <text:p text:style-name="P34"><text:span text:style-name="T178">Bitiş tarihi</text:span><text:span text:style-name="T113"><text:tab/><text:tab/>: </text:span><text:span text:style-name="T148">2</text:span><text:span text:style-name="T51">9</text:span><text:span text:style-name="T45"> </text:span><text:span text:style-name="T54">Haziran</text:span><text:span text:style-name="T45"> 202</text:span><text:span text:style-name="T44">2</text:span><text:span text:style-name="T146"><text:tab/><text:tab/><text:tab/></text:span><text:span text:style-name="T178">Süresi </text:span><text:span text:style-name="T113"><text:tab/>: </text:span><text:span text:style-name="T46">1 Yıl </text:span><text:span text:style-name="T47">(Bir Yıl)</text:span><text:span text:style-name="T147"> </text:span></text:p>
      <text:p text:style-name="P35"><text:span text:style-name="T173">Bedeli<text:tab/></text:span><text:span text:style-name="T113"><text:tab/><text:tab/>: </text:span><text:span text:style-name="T54">3</text:span><text:span text:style-name="T55">3</text:span><text:span text:style-name="T54">,</text:span><text:span text:style-name="T55">69</text:span><text:span text:style-name="T54">0.</text:span><text:span text:style-name="T52">00</text:span><text:span text:style-name="T48"> </text:span><text:span text:style-name="T49">TL ( </text:span><text:span text:style-name="T54">Otuz </text:span><text:span text:style-name="T55">Üç Bin Altı Yüz Doksan</text:span><text:span text:style-name="T46"> </text:span><text:span text:style-name="T50">TL </text:span><text:span text:style-name="T49">) <text:s/>+ STOPAJ VERGİSİ</text:span></text:p>
      <text:p text:style-name="P20"/>
      <text:p text:style-name="P16"><text:span text:style-name="T168">Ödeme</text:span><text:span text:style-name="T169"> Ş</text:span><text:span text:style-name="T168">ekli</text:span><text:span text:style-name="T101"><text:tab/><text:tab/>:</text:span><text:span text:style-name="T90"> </text:span><text:span text:style-name="T99">3</text:span><text:span text:style-name="T100">3</text:span><text:span text:style-name="T99">,</text:span><text:span text:style-name="T100">69</text:span><text:span text:style-name="T99">0.00</text:span><text:span text:style-name="T97"> TL Peşin </text:span><text:span text:style-name="T98">olarak banka hesabına yatırılacaktır.</text:span><text:span text:style-name="T97"> </text:span></text:p>
      <text:p text:style-name="P21"><text:tab/><text:tab/> </text:p>
      <text:p text:style-name="P17"><text:span text:style-name="T179">B</text:span><text:span text:style-name="T180">anka hesa</text:span><text:span text:style-name="T179">p no</text:span><text:span text:style-name="T91"><text:tab/>: </text:span></text:p>
      <text:p text:style-name="P26"/>
      <text:p text:style-name="P4"/>
      <text:p text:style-name="P39">İşbu akitteki bilgilerin doğruluğunu ve sözleşmenin tüm şartlarına uyacağımı peşinen kabul ettiğimi, <text:span text:style-name="T159">akiti okuyarak, hür irademle imzaladığımı,</text:span> beyan, <text:span text:style-name="T193">kabul</text:span> ve taahhüt ederim.</text:p>
      <text:p text:style-name="P19"/>
      <text:p text:style-name="P19"/>
      <text:p text:style-name="P19"/>
      <text:p text:style-name="P19"/>
      <text:p text:style-name="P19"/>
      <text:p text:style-name="P19"/>
      <text:p text:style-name="P70">KİRAYA VEREN<text:tab/>KİRACI<text:tab/>ŞAHİT-KEFİL</text:p>
      <text:p text:style-name="P23"><text:tab/><text:tab/><text:tab/><text:tab/><text:tab/><text:tab/><text:tab/><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TAHLİYE TAAHHÜTNAMESİ</text:p>
      <text:p text:style-name="P27"/>
      <text:p text:style-name="P42"><text:span text:style-name="T113"><text:tab/>Halen tahtı icarımda bulunan, kiraya vereni ve özellikleri aşağıda belirtilen taşınmazı; </text:span><text:span text:style-name="T122">tahliye etmeyi taahhüt ettiğim tarih</text:span><text:span text:style-name="T125">te</text:span><text:span text:style-name="T122">, </text:span><text:span text:style-name="T125">a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nin</text:span><text:span text:style-name="T122"> şartlarına bağlı kalarak, </text:span><text:span text:style-name="T121"><text:s/></text:span><text:span text:style-name="T113">hiçbir kanuni merasime, ihtar ve protesto keşidesine, cevap itasına, tebliğ ve tebellüğe, </text:span><text:span text:style-name="T152">herhangi bir ihtar ve hiçbir hüküm istihsaline ve mahkemeden ilam almaya hacet kalmaksızın</text:span><text:span text:style-name="T113"> kayıtsız ve şartsız olarak boşaltmayı </text:span><text:span text:style-name="T152">kesin olarak, </text:span><text:span text:style-name="T154">hür irademle</text:span><text:span text:style-name="T152"> beyan, kabul ve taahhüt ed</text:span><text:span text:style-name="T153">iyorum</text:span><text:span text:style-name="T152">.</text:span></text:p>
      <text:p text:style-name="P45"/>
      <text:p text:style-name="P43"><text:span text:style-name="T113"><text:tab/>Gününde tahliye edemediğim </text:span><text:span text:style-name="T119">veya </text:span><text:span text:style-name="T113">etmediğim takdirde, </text:span><text:span text:style-name="T120">geçen her gün için, yıllık kira bedelinin yüzde </text:span><text:span text:style-name="T123">biri</text:span><text:span text:style-name="T120"> oranında </text:span><text:span text:style-name="T123">(%1)</text:span><text:span text:style-name="T120"> </text:span><text:span text:style-name="T122">günlük </text:span><text:span text:style-name="T120">ceza bedeli ödemeyi, </text:span><text:span text:style-name="T113">kiraya veren veya yetkili kanuni ve</text:span><text:span text:style-name="T201">kili tarafından aleyhime yapılacak, her türlü icra takibatı, mahkeme masrafları, avukatlık ücretleri ve benzeri tüm ücretlerinde tamamen şahsım tarafından karşılanacağını şimdiden <text:s/>kabul,</text:span><text:span text:style-name="T202"> beyan</text:span><text:span text:style-name="T201"> ve taahhüt ediyorum. İşbu taahhütname</text:span><text:span text:style-name="T203">yi</text:span><text:span text:style-name="T201"> </text:span><text:span text:style-name="T204">hür</text:span><text:span text:style-name="T201"> irademle </text:span><text:span text:style-name="T204">okudum ve</text:span><text:span text:style-name="T201"> imza</text:span><text:span text:style-name="T203">lıyorum</text:span><text:span text:style-name="T201">. </text:span></text:p>
      <text:p text:style-name="P49"/>
      <text:p text:style-name="P53">TAHLİYE EDİLECEK YERİN</text:p>
      <text:p text:style-name="P46">Adresi<text:tab/>: <text:s/></text:p>
      <text:p text:style-name="P50"/>
      <text:p text:style-name="P47"><text:span text:style-name="T19">İlgili </text:span><text:span text:style-name="T16">Kira </text:span><text:span text:style-name="T17">Sözleşme</text:span><text:span text:style-name="T16">si</text:span><text:span text:style-name="T17"> Tarihi, <text:s/></text:span><text:span text:style-name="T18">No</text:span><text:span text:style-name="T17"><text:tab/>:<text:tab/></text:span></text:p>
      <text:p text:style-name="P51"/>
      <text:p text:style-name="P51">Mecurun tahliye Edileceği taahhüt edilen tarih<text:tab/>:</text:p>
      <text:p text:style-name="P54"/>
      <text:p text:style-name="P54"/>
      <text:p text:style-name="P54">Kiracı<text:tab/></text:p>
      <text:p text:style-name="P44"><text:span text:style-name="T178">Adı Soyadı</text:span><text:span text:style-name="T113"><text:tab/>: </text:span><text:span text:style-name="T15">Adem Kesici<text:tab/><text:tab/><text:tab/><text:tab/> <text:tab/><text:tab/><text:tab/><text:tab/><text:tab/><text:tab/></text:span></text:p>
      <text:p text:style-name="P44"><text:span text:style-name="T178">TC Kimlik No</text:span><text:span text:style-name="T113"><text:tab/>: </text:span><text:span text:style-name="T15">530 6804 5056</text:span></text:p>
      <text:p text:style-name="P44"><text:span text:style-name="T183">Tebligat </text:span><text:span text:style-name="T178">Adres</text:span><text:span text:style-name="T185">i</text:span><text:span text:style-name="T113"><text:tab/>: </text:span><text:span text:style-name="T149">Kuyumcular Çarşısı No:25 TOKAT</text:span></text:p>
      <text:p text:style-name="P48"><text:span text:style-name="T177">Telefon No</text:span><text:tab/>: <text:span text:style-name="T198">537 70298 85</text:span></text:p>
      <text:p text:style-name="P52"><text:tab/><text:tab/><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tab/></text:p>
      <text:p text:style-name="P71"><text:tab/>KİRACI<text:tab/>ŞAHİT-KEFİL</text:p>
      <text:p text:style-name="P48"><text:tab/><text:tab/><text:tab/><text:tab/><text:tab/><text:tab/><text:span text:style-name="T198">Adem Kesici<text:tab/><text:tab/><text:tab/><text:tab/> <text:tab/><text:tab/><text:tab/><text:tab/><text:tab/><text:tab/><text:tab/><text:tab/>530 6804 5056</text:span></text:p>
      <text:p text:style-name="P28"/>
      <text:p text:style-name="P28"/>
      <text:p text:style-name="P28"/>
      <text:p text:style-name="P28"/>
      <text:p text:style-name="P28"/>
      <text:p text:style-name="P25"/>
      <text:p text:style-name="P25"/>
      <text:p text:style-name="P25"/>
      <text:p text:style-name="P25"/>
      <text:p text:style-name="P25"/>
      <text:p text:style-name="P25"><text:soft-page-break/></text:p>
      <text:p text:style-name="P25"/>
      <text:p text:style-name="P25"/>
      <text:p text:style-name="P25"/>
      <text:p text:style-name="P29">KİRA FESİH SÖZLEŞMESİ</text:p>
      <text:p text:style-name="P30"/>
      <text:p text:style-name="P55"><text:span text:style-name="T113"><text:tab/></text:span><text:span text:style-name="T133">A</text:span><text:span text:style-name="T125">şağıda </text:span><text:span text:style-name="T122">tarih </text:span><text:span text:style-name="T125">ve</text:span><text:span text:style-name="T122"> sayı</text:span><text:span text:style-name="T126">sı </text:span><text:span text:style-name="T125">belirtilen </text:span><text:span text:style-name="T122">kira sözleşme</text:span><text:span text:style-name="T126">si</text:span><text:span text:style-name="T133">ni tek taraflı olarak fesh ediyorum. Sözleşme şartları ile t</text:span><text:span text:style-name="T113">ahtı icarımda bulunan taşınmazı; </text:span><text:span text:style-name="T133">belirtilen tarihte,</text:span><text:span text:style-name="T122"> </text:span><text:span text:style-name="T125">belirtilen </text:span><text:span text:style-name="T122">kira sözleşme</text:span><text:span text:style-name="T126">sinin</text:span><text:span text:style-name="T122"> şartlarına bağlı kalarak </text:span><text:span text:style-name="T155">tahliye ettim.</text:span></text:p>
      <text:p text:style-name="P57"/>
      <text:p text:style-name="P58"><text:span text:style-name="T192">FESH</text:span><text:span text:style-name="T191"> EDİLE</text:span><text:span text:style-name="T192">N</text:span><text:span text:style-name="T191"> </text:span><text:span text:style-name="T192">SÖZLEŞMENİN</text:span></text:p>
      <text:p text:style-name="P57"/>
      <text:p text:style-name="P56"><text:span text:style-name="T156">Tarihi, <text:s/></text:span><text:span text:style-name="T157">No</text:span><text:span text:style-name="T156"><text:tab/><text:tab/><text:tab/><text:tab/>:<text:tab/></text:span></text:p>
      <text:p text:style-name="P59">Mecurun tahliye Edil<text:span text:style-name="T190">diği </text:span>tarih<text:tab/>:</text:p>
      <text:p text:style-name="P59"/>
      <text:p text:style-name="P62">Kiracı<text:tab/></text:p>
      <text:p text:style-name="P63"><text:span text:style-name="T113">Adı Soyadı<text:tab/>: </text:span><text:span text:style-name="T149">Adem Kesici<text:tab/><text:tab/><text:tab/><text:tab/> <text:tab/><text:tab/><text:tab/><text:tab/><text:tab/><text:tab/></text:span></text:p>
      <text:p text:style-name="P63"><text:span text:style-name="T113">TC Kimlik No<text:tab/>: </text:span><text:span text:style-name="T149">530 6804 5056</text:span></text:p>
      <text:p text:style-name="P63"><text:span text:style-name="T130">Tebligat </text:span><text:span text:style-name="T113">Adres<text:tab/>: </text:span><text:span text:style-name="T149">Kuyumcular Çarşısı No:25 TOKAT</text:span></text:p>
      <text:p text:style-name="P64">Telefon No<text:tab/>: <text:span text:style-name="T198">537 70298 85</text:span></text:p>
      <text:p text:style-name="P61"><text:tab/><text:tab/><text:tab/><text:tab/><text:tab/></text:p>
      <text:p text:style-name="P61"><text:tab/></text:p>
      <text:p text:style-name="P72"><text:tab/>KİRACI<text:tab/>ŞAHİT-KEFİL</text:p>
      <text:p text:style-name="P60"><text:tab/><text:tab/><text:tab/><text:tab/><text:tab/><text:tab/><text:span text:style-name="T198">Adem Kesici<text:tab/><text:tab/><text:tab/><text:tab/> <text:tab/><text:tab/><text:tab/><text:tab/><text:tab/><text:tab/><text:tab/><text:tab/>530 6804 50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aladea" svg:font-family="Caladea"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7-05T18:56:58.686809595</dc:date>
    <meta:editing-duration>PT23H39M14S</meta:editing-duration>
    <meta:editing-cycles>67</meta:editing-cycles>
    <meta:generator>LibreOffice/6.1.5.2$Linux_X86_64 LibreOffice_project/10$Build-2</meta:generator>
    <meta:print-date>2021-04-20T15:03:57.272975269</meta:print-date>
    <meta:document-statistic meta:table-count="0" meta:image-count="0" meta:object-count="0" meta:page-count="5" meta:paragraph-count="84" meta:word-count="1801" meta:character-count="13438" meta:non-whitespace-character-count="11479"/>
  </office:meta>
</office:document-meta>
</file>